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text-properties fo:font-style="italic" officeooo:paragraph-rsid="0007bb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text:p>
      <text:p text:style-name="P1">consectetur adipiscing elit, sed do eiusmod tempor</text:p>
      <text:p text:style-name="P1">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0:40:27.193636769</meta:creation-date>
    <dc:date>2018-05-24T10:47:54.423291920</dc:date>
    <meta:editing-duration>PT3M5S</meta:editing-duration>
    <meta:editing-cycles>2</meta:editing-cycles>
    <meta:generator>LibreOffice/5.1.6.2$Linux_X86_64 LibreOffice_project/10m0$Build-2</meta:generator>
    <meta:document-statistic meta:table-count="0" meta:image-count="0" meta:object-count="0" meta:page-count="1" meta:paragraph-count="4" meta:word-count="276" meta:character-count="1781" meta:non-whitespace-character-count="1508"/>
  </office:meta>
</office:document-meta>
</file>